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officeooo:rsid="0013c91f" officeooo:paragraph-rsid="0013c91f"/>
    </style:style>
    <style:style style:name="P2" style:family="paragraph" style:parent-style-name="Text_20_body">
      <style:text-properties officeooo:rsid="00157cfe" officeooo:paragraph-rsid="0017ef99"/>
    </style:style>
    <style:style style:name="P3" style:family="paragraph" style:parent-style-name="Text_20_body">
      <style:text-properties officeooo:rsid="001743a8" officeooo:paragraph-rsid="001743a8"/>
    </style:style>
    <style:style style:name="P4" style:family="paragraph" style:parent-style-name="Text_20_body">
      <style:text-properties officeooo:rsid="001893fd" officeooo:paragraph-rsid="001893fd"/>
    </style:style>
    <style:style style:name="P5" style:family="paragraph" style:parent-style-name="Heading_20_1">
      <style:paragraph-properties fo:text-align="center" style:justify-single-word="false"/>
      <style:text-properties officeooo:rsid="0017ef99" officeooo:paragraph-rsid="0017ef99"/>
    </style:style>
    <style:style style:name="P6" style:family="paragraph" style:parent-style-name="Heading_20_2">
      <style:text-properties officeooo:rsid="0013c91f" officeooo:paragraph-rsid="0013c91f"/>
    </style:style>
    <style:style style:name="P7" style:family="paragraph" style:parent-style-name="Heading_20_2">
      <style:text-properties officeooo:paragraph-rsid="0013c91f"/>
    </style:style>
    <style:style style:name="P8" style:family="paragraph">
      <style:paragraph-properties fo:text-align="center"/>
    </style:style>
    <style:style style:name="T1" style:family="text">
      <style:text-properties officeooo:rsid="0013c91f"/>
    </style:style>
    <style:style style:name="T2" style:family="text">
      <style:text-properties officeooo:rsid="00157cfe"/>
    </style:style>
    <style:style style:name="T3" style:family="text">
      <style:text-properties officeooo:rsid="0017ef99"/>
    </style:style>
    <style:style style:name="T4" style:family="text">
      <style:text-properties officeooo:rsid="001893fd"/>
    </style:style>
    <style:style style:name="T5" style:family="text">
      <style:text-properties officeooo:rsid="001a79ab"/>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marker-end="Arrowheads_20_1" draw:fill="none" draw:fill-color="#ffffff" fo:min-height="1.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end="Arrowheads_20_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marker-end="Arrowheads_20_1" draw:fill="none" draw:fill-color="#ffffff" fo:min-height="1.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marker-end="Arrowheads_20_1" draw:fill="none" draw:fill-color="#ffffff" fo:min-height="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marker-start="Arrowheads_20_1" draw:marker-end="Arrowheads_20_1"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s_20_1" draw:marker-end="Arrowheads_20_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Zoo Ticketing and Revenue Program</text:h>
      <text:p text:style-name="P1"/>
      <text:h text:style-name="P6" text:outline-level="2">Design And Implementation</text:h>
      <text:p text:style-name="P2"><text:span text:style-name="T3">The program consists of a single public class and function. It first checks if the user </text:span><text:span text:style-name="T4">is continuing to use the program. If they aren't it displays the total takings and waits for the user to close the program. If they are continuing to use the program, it asks, sequentially how many children, adults, and seniors are purchasing tickets. Based on this data it then figures out the cost for the group, using the set of provided rules. It then adds this figure to the total takings of the day. Finally it returns to the initial screen, repeating the process until there are no more groups.</text:span></text:p>
      <text:h text:style-name="P6" text:outline-level="2">Testing</text:h>
      <text:p text:style-name="P4">A set of three different pieces of data were used, none of which was invalid, as this was ruled out as a possibility in the program specifications.</text:p>
      <text:p text:style-name="P4">Test Data 1:</text:p>
      <text:p text:style-name="P4">* Yes</text:p>
      <text:p text:style-name="P4">* 5</text:p>
      <text:p text:style-name="P4">* 4</text:p>
      <text:p text:style-name="P4">* 3</text:p>
      <text:p text:style-name="P4">* Yes</text:p>
      <text:p text:style-name="P4">* 7</text:p>
      <text:p text:style-name="P4">* 9</text:p>
      <text:p text:style-name="P4">* 2</text:p>
      <text:p text:style-name="P4">* Yes</text:p>
      <text:p text:style-name="P4">* 20</text:p>
      <text:p text:style-name="P4">* 7</text:p>
      <text:p text:style-name="P4">* 1</text:p>
      <text:p text:style-name="P4">* No</text:p>
      <text:p text:style-name="P4">Which returned the correct result of $3<text:span text:style-name="T5">48</text:span></text:p>
      <text:p text:style-name="P4"/>
      <text:p text:style-name="P4">Test Data 2:</text:p>
      <text:p text:style-name="P4">* Yes</text:p>
      <text:p text:style-name="P4">* 10</text:p>
      <text:p text:style-name="P4">* 2</text:p>
      <text:p text:style-name="P4">* 0</text:p>
      <text:p text:style-name="P4">* No</text:p>
      <text:p text:style-name="P4">Which returned the correct result of $64</text:p>
      <text:p text:style-name="P4"/>
      <text:p text:style-name="P4"><text:soft-page-break/>Test Data 3:</text:p>
      <text:p text:style-name="P4">* No</text:p>
      <text:p text:style-name="P4">Which returned the correct result of $0</text:p>
      <text:h text:style-name="P7" text:outline-level="2"><text:span text:style-name="T1">Source Code File</text:span><text:span text:style-name="T2">s</text:span></text:h>
      <text:p text:style-name="P4">ZooProgram.java – The only file in the program, it performs every process in the design.</text:p>
      <text:h text:style-name="P6" text:outline-level="2">Supporting Files</text:h>
      <text:p text:style-name="P4">None</text:p>
      <text:h text:style-name="P6" text:outline-level="2">Use Case</text:h>
      <text:p text:style-name="P3"><draw:custom-shape text:anchor-type="paragraph" draw:z-index="0" draw:style-name="gr1" svg:width="1.53cm" svg:height="1.5cm" svg:x="0.826cm" svg:y="3.1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1" draw:style-name="gr2" svg:width="12.406cm" svg:height="5.94cm" svg:x="4.912cm" svg:y="1.332cm"><text:p/><draw:enhanced-geometry svg:viewBox="0 0 21600 21600" draw:type="rectangle" draw:enhanced-path="M 0 0 L 21600 0 21600 21600 0 21600 0 0 Z N"/></draw:custom-shape><draw:frame text:anchor-type="paragraph" draw:z-index="3" draw:style-name="gr4" svg:width="2.883cm" svg:height="1.341cm" svg:x="2.884cm" svg:y="3.261cm"><draw:text-box><text:p>Asks if entering group</text:p></draw:text-box></draw:frame><draw:frame text:anchor-type="paragraph" draw:z-index="2" draw:style-name="gr3" svg:width="3.088cm" svg:height="0.742cm" svg:x="1.826cm" svg:y="2.362cm"><draw:text-box><text:p>Runs Program</text:p></draw:text-box></draw:frame><draw:line text:anchor-type="paragraph" draw:z-index="4" draw:style-name="gr5" draw:text-style-name="P8" svg:x1="1.385cm" svg:y1="3.102cm" svg:x2="5.089cm" svg:y2="2.656cm"><text:p/></draw:line><draw:line text:anchor-type="paragraph" draw:z-index="5" draw:style-name="gr5" draw:text-style-name="P8" svg:x1="13.526cm" svg:y1="3.032cm" svg:x2="2.355cm" svg:y2="3.768cm"><text:p/></draw:line><draw:line text:anchor-type="paragraph" draw:z-index="6" draw:style-name="gr6" draw:text-style-name="P8" svg:x1="1.619cm" svg:y1="4.602cm" svg:x2="5.912cm" svg:y2="6.449cm"><text:p/></draw:line><draw:frame text:anchor-type="paragraph" draw:z-index="7" draw:style-name="gr7" svg:width="2.911cm" svg:height="1.054cm" svg:x="2.002cm" svg:y="5.161cm"><draw:text-box><text:p>If yes</text:p></draw:text-box></draw:frame><draw:custom-shape text:anchor-type="paragraph" draw:z-index="8" draw:style-name="gr8" svg:width="3.236cm" svg:height="1.5cm" svg:x="6.029cm" svg:y="5.537cm"><text:p>Receives data from</text:p><text:p>user</text:p><draw:enhanced-geometry svg:viewBox="0 0 21600 21600" draw:type="rectangle" draw:enhanced-path="M 0 0 L 21600 0 21600 21600 0 21600 0 0 Z N"/></draw:custom-shape><draw:line text:anchor-type="paragraph" draw:z-index="9" draw:style-name="gr5" draw:text-style-name="P8" svg:x1="9.41cm" svg:y1="6.567cm" svg:x2="13.585cm" svg:y2="4.944cm"><text:p/></draw:line><draw:frame text:anchor-type="paragraph" draw:z-index="10" draw:style-name="gr9" svg:width="2.354cm" svg:height="1.47cm" svg:x="9.998cm" svg:y="4.745cm"><draw:text-box><text:p>Calculates Cost</text:p></draw:text-box></draw:frame><draw:custom-shape text:anchor-type="paragraph" draw:z-index="11" draw:style-name="gr8" svg:width="2.765cm" svg:height="1.235cm" svg:x="13.526cm" svg:y="2.538cm"><text:p>Total Cost</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text:anchor-type="paragraph" draw:z-index="12" draw:style-name="gr8" svg:width="2.705cm" svg:height="1.087cm" svg:x="13.585cm" svg:y="4.42cm"><text:p>Group cost</text:p><draw:enhanced-geometry svg:viewBox="0 0 21600 21600" draw:glue-points="10800 0 0 10800 10800 21600 18000 10800" draw:text-areas="3600 0 18000 21600" draw:type="flowchart-stored-data" draw:enhanced-path="M 3600 21600 X 0 10800 3600 0 L 21600 0 X 18000 10800 21600 21600 Z N"/></draw:custom-shape><draw:line text:anchor-type="paragraph" draw:z-index="13" draw:style-name="gr5" draw:text-style-name="P8" svg:x1="14.115cm" svg:y1="4.632cm" svg:x2="14.143cm" svg:y2="3.803cm"><text:p/></draw:line><draw:frame text:anchor-type="paragraph" draw:z-index="14" draw:style-name="gr10" svg:width="2.059cm" svg:height="0.731cm" svg:x="14.437cm" svg:y="3.985cm"><draw:text-box><text:p>Adds to</text:p></draw:text-box></draw:frame><draw:line text:anchor-type="paragraph" draw:z-index="15" draw:style-name="gr11" draw:text-style-name="P8" svg:x1="2.148cm" svg:y1="4.567cm" svg:x2="6.97cm" svg:y2="4.892cm"><text:p/></draw:line><draw:frame text:anchor-type="paragraph" draw:z-index="16" draw:style-name="gr12" svg:width="2.588cm" svg:height="0.646cm" svg:x="3.179cm" svg:y="4.567cm"><draw:text-box><text:p>If no</text:p></draw:text-box></draw:frame><draw:custom-shape text:anchor-type="paragraph" draw:z-index="17" draw:style-name="gr13" svg:width="2.763cm" svg:height="1.059cm" svg:x="7.059cm" svg:y="4.39cm"><text:p>Get Total Cost</text:p><text:p>And show user</text:p><draw:enhanced-geometry svg:viewBox="0 0 21600 21600" draw:type="rectangle" draw:enhanced-path="M 0 0 L 21600 0 21600 21600 0 21600 0 0 Z N"/></draw:custom-shape><draw:line text:anchor-type="paragraph" draw:z-index="18" draw:style-name="gr14" draw:text-style-name="P8" svg:x1="13.525cm" svg:y1="3.48cm" svg:x2="9.821cm" svg:y2="4.949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marker draw:name="Arrowheads_20_1" draw:display-name="Arrowheads 1" svg:viewBox="0 0 20 30" svg:d="m10 0-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7T22:59:33.14</meta:creation-date>
    <dc:title>Program Project Document</dc:title>
    <meta:editing-duration>PT7M</meta:editing-duration>
    <meta:editing-cycles>3</meta:editing-cycles>
    <meta:generator>LibreOffice/4.0.1.2$Windows_x86 LibreOffice_project/84102822e3d61eb989ddd325abf1ac077904985</meta:generator>
    <meta:initial-creator>Robert Gardner</meta:initial-creator>
    <dc:date>2013-03-18T19:44:44.72</dc:date>
    <dc:creator>Robert Gardner</dc:creator>
    <meta:document-statistic meta:table-count="0" meta:image-count="0" meta:object-count="0" meta:page-count="2" meta:paragraph-count="35" meta:word-count="232" meta:character-count="1160" meta:non-whitespace-character-count="962"/>
    <meta:template xlink:type="simple" xlink:actuate="onRequest" xlink:title="Program Project Document" xlink:href="../../../AppData/Roaming/LibreOffice/4/user/template/Program%20Project%20Document1.ott" meta:date="2013-03-17T22:59:31.04"/>
  </office:meta>
</office:document-meta>
</file>